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711cm" style:rel-column-width="10453*"/>
    </style:style>
    <style:style style:name="Tabla1.B" style:family="table-column">
      <style:table-column-properties style:column-width="14.288cm" style:rel-column-width="5508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8cm" fo:margin-left="-0.011cm" fo:margin-right="-0.009cm" table:align="margins"/>
    </style:style>
    <style:style style:name="Tabla2.A" style:family="table-column">
      <style:table-column-properties style:column-width="3.459cm" style:rel-column-width="13317*"/>
    </style:style>
    <style:style style:name="Tabla2.B" style:family="table-column">
      <style:table-column-properties style:column-width="13.559cm" style:rel-column-width="5221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.1" style:family="table-column">
      <style:table-column-properties style:column-width="4.025cm" style:rel-column-width="15503*"/>
    </style:style>
    <style:style style:name="Tabla2.B1.2" style:family="table-column">
      <style:table-column-properties style:column-width="9.534cm" style:rel-column-width="36715*"/>
    </style:style>
    <style:style style:name="Tabla2.B1.1" style:family="table-row">
      <style:table-row-properties style:min-row-height="0.169cm"/>
    </style:style>
    <style:style style:name="Tabla2.B1.2.1" style:family="table-cell">
      <style:table-cell-properties fo:padding="0.097cm" fo:border="0.5pt solid #000000"/>
    </style:style>
    <style:style style:name="Tabla2.B1.1.2" style:family="table-cell">
      <style:table-cell-properties fo:padding="0.097cm" fo:border-left="0.5pt solid #000000" fo:border-right="none" fo:border-top="none" fo:border-bottom="0.5pt solid #000000"/>
    </style:style>
    <style:style style:name="Tabla2.B1.2.2" style:family="table-cell">
      <style:table-cell-properties fo:padding="0.097cm" fo:border-left="0.5pt solid #000000" fo:border-right="0.5pt solid #000000" fo:border-top="none" fo:border-bottom="0.5pt solid #000000"/>
    </style:style>
    <style:style style:name="Tabla2.B1.2.3.1" style:family="table-column">
      <style:table-column-properties style:column-width="5.001cm" style:rel-column-width="19257*"/>
    </style:style>
    <style:style style:name="Tabla2.B1.2.3.2" style:family="table-column">
      <style:table-column-properties style:column-width="1.723cm" style:rel-column-width="6639*"/>
    </style:style>
    <style:style style:name="Tabla2.B1.2.3.3" style:family="table-column">
      <style:table-column-properties style:column-width="2.81cm" style:rel-column-width="10819*"/>
    </style:style>
    <style:style style:name="Tabla2.B1.2.3.1" style:family="table-row">
      <style:table-row-properties style:min-row-height="0.085cm"/>
    </style:style>
    <style:style style:name="Tabla2.B2.1" style:family="table-column">
      <style:table-column-properties style:column-width="4.022cm" style:rel-column-width="15490*"/>
    </style:style>
    <style:style style:name="Tabla2.B2.2" style:family="table-column">
      <style:table-column-properties style:column-width="3.803cm" style:rel-column-width="14647*"/>
    </style:style>
    <style:style style:name="Tabla2.B2.3" style:family="table-column">
      <style:table-column-properties style:column-width="3.314cm" style:rel-column-width="12765*"/>
    </style:style>
    <style:style style:name="Tabla2.B2.4" style:family="table-column">
      <style:table-column-properties style:column-width="2.418cm" style:rel-column-width="9316*"/>
    </style:style>
    <style:style style:name="Tabla2.B2.2.3.1" style:family="table-column">
      <style:table-column-properties style:column-width="3.803cm" style:rel-column-width="14643*"/>
    </style:style>
    <style:style style:name="Tabla2.B2.2.3.2" style:family="table-column">
      <style:table-column-properties style:column-width="3.318cm" style:rel-column-width="12774*"/>
    </style:style>
    <style:style style:name="Tabla2.B2.2.3.3" style:family="table-column">
      <style:table-column-properties style:column-width="2.418cm" style:rel-column-width="9311*"/>
    </style:style>
    <style:style style:name="Tabla2.B2.2.4.1" style:family="table-column">
      <style:table-column-properties style:column-width="5.694cm" style:rel-column-width="21928*"/>
    </style:style>
    <style:style style:name="Tabla2.B2.2.4.2" style:family="table-column">
      <style:table-column-properties style:column-width="3.844cm" style:rel-column-width="14800*"/>
    </style:style>
    <style:style style:name="Tabla2.B2.2.5.1" style:family="table-column">
      <style:table-column-properties style:column-width="5.689cm" style:rel-column-width="21907*"/>
    </style:style>
    <style:style style:name="Tabla2.B2.2.5.2" style:family="table-column">
      <style:table-column-properties style:column-width="3.849cm" style:rel-column-width="14821*"/>
    </style:style>
    <style:style style:name="Tabla2.B2.2.5.2.3.1" style:family="table-row">
      <style:table-row-properties style:min-row-height="0.554cm"/>
    </style:style>
    <style:style style:name="Tabla2.B2.6" style:family="table-row">
      <style:table-row-properties style:min-row-height="0.386cm"/>
    </style:style>
    <style:style style:name="Tabla2.B2.7" style:family="table-row">
      <style:table-row-properties style:min-row-height="0.291cm"/>
    </style:style>
    <style:style style:name="Tabla2.B2.2.8.1" style:family="table-column">
      <style:table-column-properties style:column-width="2.263cm" style:rel-column-width="8718*"/>
    </style:style>
    <style:style style:name="Tabla2.B2.2.8.2" style:family="table-column">
      <style:table-column-properties style:column-width="6.078cm" style:rel-column-width="23409*"/>
    </style:style>
    <style:style style:name="Tabla2.B2.2.8.3" style:family="table-column">
      <style:table-column-properties style:column-width="1.194cm" style:rel-column-width="4601*"/>
    </style:style>
    <style:style style:name="Tabla2.B2.2.9.1" style:family="table-column">
      <style:table-column-properties style:column-width="2.256cm" style:rel-column-width="8691*"/>
    </style:style>
    <style:style style:name="Tabla2.B2.2.9.2" style:family="table-column">
      <style:table-column-properties style:column-width="3.708cm" style:rel-column-width="14276*"/>
    </style:style>
    <style:style style:name="Tabla2.B2.2.9.3" style:family="table-column">
      <style:table-column-properties style:column-width="1.192cm" style:rel-column-width="4593*"/>
    </style:style>
    <style:style style:name="Tabla2.B2.2.9.4" style:family="table-column">
      <style:table-column-properties style:column-width="1.191cm" style:rel-column-width="4586*"/>
    </style:style>
    <style:style style:name="Tabla2.B2.2.9.5" style:family="table-column">
      <style:table-column-properties style:column-width="1.191cm" style:rel-column-width="4582*"/>
    </style:style>
    <style:style style:name="Tabla2.3" style:family="table-row">
      <style:table-row-properties style:min-row-height="1.196cm"/>
    </style:style>
    <style:style style:name="Tabla2.B3.2" style:family="table-column">
      <style:table-column-properties style:column-width="1.907cm" style:rel-column-width="7344*"/>
    </style:style>
    <style:style style:name="Tabla2.B3.4" style:family="table-column">
      <style:table-column-properties style:column-width="1.219cm" style:rel-column-width="4694*"/>
    </style:style>
    <style:style style:name="Tabla2.B3.5" style:family="table-column">
      <style:table-column-properties style:column-width="0.688cm" style:rel-column-width="2649*"/>
    </style:style>
    <style:style style:name="Tabla2.B3.6" style:family="table-column">
      <style:table-column-properties style:column-width="1.431cm" style:rel-column-width="5509*"/>
    </style:style>
    <style:style style:name="Tabla2.B3.7" style:family="table-column">
      <style:table-column-properties style:column-width="0.474cm" style:rel-column-width="1827*"/>
    </style:style>
    <style:style style:name="Tabla2.B3.8" style:family="table-column">
      <style:table-column-properties style:column-width="1.909cm" style:rel-column-width="7348*"/>
    </style:style>
    <style:style style:name="Tabla2.B3.1" style:family="table-row">
      <style:table-row-properties style:min-row-height="0.598cm"/>
    </style:style>
    <style:style style:name="Tabla2.B3.2" style:family="table-row">
      <style:table-row-properties style:min-row-height="0.593cm"/>
    </style:style>
    <style:style style:name="Tabla2.B3.2.3.1" style:family="table-row">
      <style:table-row-properties style:min-row-height="0.296cm"/>
    </style:style>
    <style:style style:name="Tabla2.4" style:family="table-row">
      <style:table-row-properties style:min-row-height="0.7cm"/>
    </style:style>
    <style:style style:name="Tabla2.B4.2" style:family="table-column">
      <style:table-column-properties style:column-width="5.018cm" style:rel-column-width="19328*"/>
    </style:style>
    <style:style style:name="Tabla2.B4.3" style:family="table-column">
      <style:table-column-properties style:column-width="4.516cm" style:rel-column-width="17387*"/>
    </style:style>
    <style:style style:name="Tabla2.B4.1" style:family="table-row">
      <style:table-row-properties style:min-row-height="0.349cm"/>
    </style:style>
    <style:style style:name="Tabla2.B4.2.2.1" style:family="table-column">
      <style:table-column-properties style:column-width="5.02cm" style:rel-column-width="19329*"/>
    </style:style>
    <style:style style:name="Tabla2.B4.2.2.2" style:family="table-column">
      <style:table-column-properties style:column-width="4.516cm" style:rel-column-width="17386*"/>
    </style:style>
    <style:style style:name="Tabla2.B4.2.2.1" style:family="table-row">
      <style:table-row-properties style:min-row-height="0.176cm"/>
    </style:style>
    <style:style style:name="Tabla2.5" style:family="table-row">
      <style:table-row-properties style:min-row-height="2.328cm"/>
    </style:style>
    <style:style style:name="Tabla2.B5.1" style:family="table-column">
      <style:table-column-properties style:column-width="2.013cm" style:rel-column-width="7751*"/>
    </style:style>
    <style:style style:name="Tabla2.B5.4" style:family="table-column">
      <style:table-column-properties style:column-width="2.103cm" style:rel-column-width="8098*"/>
    </style:style>
    <style:style style:name="Tabla2.B5.5" style:family="table-column">
      <style:table-column-properties style:column-width="2.413cm" style:rel-column-width="9290*"/>
    </style:style>
    <style:style style:name="Tabla2.B5.1" style:family="table-row">
      <style:table-row-properties style:min-row-height="0.233cm"/>
    </style:style>
    <style:style style:name="Tabla2.B5.1.1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2.B5.3.1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5.4" style:family="table-row">
      <style:table-row-properties style:min-row-height="0.963cm"/>
    </style:style>
    <style:style style:name="Tabla2.B5.10" style:family="table-row">
      <style:table-row-properties style:min-row-height="0.78cm"/>
    </style:style>
    <style:style style:name="Tabla2.B6.4" style:family="table-column">
      <style:table-column-properties style:column-width="2.413cm" style:rel-column-width="9289*"/>
    </style:style>
    <style:style style:name="Tabla2.7" style:family="table-row">
      <style:table-row-properties style:min-row-height="2.858cm"/>
    </style:style>
    <style:style style:name="Tabla2.B7.1" style:family="table-column">
      <style:table-column-properties style:column-width="4.048cm" style:rel-column-width="15592*"/>
    </style:style>
    <style:style style:name="Tabla2.B7.2" style:family="table-column">
      <style:table-column-properties style:column-width="9.511cm" style:rel-column-width="36626*"/>
    </style:style>
    <style:style style:name="Tabla2.B7.1" style:family="table-row">
      <style:table-row-properties style:min-row-height="0.714cm"/>
    </style:style>
    <style:style style:name="Tabla2.B7.2.1.1" style:family="table-column">
      <style:table-column-properties style:column-width="2.395cm" style:rel-column-width="9227*"/>
    </style:style>
    <style:style style:name="Tabla2.B7.2.1.2" style:family="table-column">
      <style:table-column-properties style:column-width="2.625cm" style:rel-column-width="10104*"/>
    </style:style>
    <style:style style:name="Tabla2.B7.2.1.3" style:family="table-column">
      <style:table-column-properties style:column-width="2.076cm" style:rel-column-width="7997*"/>
    </style:style>
    <style:style style:name="Tabla2.B7.2.1.4" style:family="table-column">
      <style:table-column-properties style:column-width="2.415cm" style:rel-column-width="9298*"/>
    </style:style>
    <style:style style:name="Tabla2.B7.2.1.1" style:family="table-row">
      <style:table-row-properties style:min-row-height="0.356cm"/>
    </style:style>
    <style:style style:name="Tabla2.B7.2.2.1" style:family="table-column">
      <style:table-column-properties style:column-width="2.378cm" style:rel-column-width="9159*"/>
    </style:style>
    <style:style style:name="Tabla2.B7.2.2.2" style:family="table-column">
      <style:table-column-properties style:column-width="2.642cm" style:rel-column-width="10172*"/>
    </style:style>
    <style:style style:name="Tabla2.B7.2.2.3" style:family="table-column">
      <style:table-column-properties style:column-width="2.111cm" style:rel-column-width="8133*"/>
    </style:style>
    <style:style style:name="Tabla2.B7.2.2.4" style:family="table-column">
      <style:table-column-properties style:column-width="2.379cm" style:rel-column-width="9162*"/>
    </style:style>
    <style:style style:name="Tabla2.B7.4" style:family="table-row">
      <style:table-row-properties style:min-row-height="0.635cm"/>
    </style:style>
    <style:style style:name="Tabla2.B8.2" style:family="table-column">
      <style:table-column-properties style:column-width="3.792cm" style:rel-column-width="14606*"/>
    </style:style>
    <style:style style:name="Tabla2.B8.3" style:family="table-column">
      <style:table-column-properties style:column-width="3.304cm" style:rel-column-width="12724*"/>
    </style:style>
    <style:style style:name="Tabla2.B8.4" style:family="table-column">
      <style:table-column-properties style:column-width="2.415cm" style:rel-column-width="9296*"/>
    </style:style>
    <style:style style:name="P1" style:family="paragraph" style:parent-style-name="Header">
      <style:text-properties officeooo:paragraph-rsid="0014b84e"/>
    </style:style>
    <style:style style:name="P2" style:family="paragraph" style:parent-style-name="Footer">
      <style:text-properties officeooo:paragraph-rsid="00195e5e"/>
    </style:style>
    <style:style style:name="P3" style:family="paragraph" style:parent-style-name="Standard">
      <style:text-properties style:font-name="DejaVu Serif" fo:font-size="7pt" fo:language="gl" fo:country="ES" style:font-size-asian="7pt" style:font-size-complex="7pt"/>
    </style:style>
    <style:style style:name="P4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padding="0cm" fo:border="none" style:shadow="none">
        <style:tab-stops>
          <style:tab-stop style:position="1.715cm"/>
          <style:tab-stop style:position="3.895cm"/>
          <style:tab-stop style:position="6.308cm"/>
        </style:tab-stops>
      </style:paragraph-properties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paragraph-rsid="00176a1e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padding="0cm" fo:border="none" style:shadow="none">
        <style:tab-stops>
          <style:tab-stop style:position="2.514cm"/>
          <style:tab-stop style:position="5.006cm"/>
          <style:tab-stop style:position="7.191cm"/>
        </style:tab-stops>
      </style:paragraph-properties>
      <style:text-properties style:font-name="DejaVu Serif" fo:font-size="7pt" fo:language="gl" fo:country="ES" fo:font-weight="bold" officeooo:paragraph-rsid="00176a1e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padding="0cm" fo:border="none" style:shadow="none">
        <style:tab-stops>
          <style:tab-stop style:position="5.038cm"/>
        </style:tab-stops>
      </style:paragraph-properties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padding="0cm" fo:border="none" style:shadow="none">
        <style:tab-stops>
          <style:tab-stop style:position="5.038cm"/>
        </style:tab-stops>
      </style:paragraph-properties>
      <style:text-properties style:font-name="DejaVu Serif" fo:font-size="7pt" fo:language="gl" fo:country="ES" fo:font-weight="bold" officeooo:paragraph-rsid="00176a1e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rsid="001a21df" officeooo:paragraph-rsid="00187c35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rsid="00187c35" officeooo:paragraph-rsid="00187c35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padding="0cm" fo:border="none" style:shadow="none">
        <style:tab-stops>
          <style:tab-stop style:position="5.038cm"/>
        </style:tab-stops>
      </style:paragraph-properties>
      <style:text-properties style:font-name="DejaVu Serif" fo:font-size="7pt" fo:language="gl" fo:country="ES" fo:font-weight="bold" officeooo:rsid="00187c35" officeooo:paragraph-rsid="00187c35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paragraph-rsid="00187c35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padding="0cm" fo:border="none" style:shadow="none">
        <style:tab-stops>
          <style:tab-stop style:position="5.059cm"/>
        </style:tab-stops>
      </style:paragraph-properties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paragraph-rsid="00195e5e" style:font-size-asian="7pt" style:font-weight-asian="bold" style:font-size-complex="7pt" style:font-weight-complex="bold"/>
    </style:style>
    <style:style style:name="P16" style:family="paragraph" style:parent-style-name="Table_20_Contents">
      <style:text-properties fo:font-size="8pt" fo:language="gl" fo:country="ES" fo:font-weight="bold" style:font-size-asian="8pt" style:font-weight-asian="bold" style:font-size-complex="8pt" style:font-weight-complex="bold"/>
    </style:style>
    <style:style style:name="P17" style:family="paragraph" style:parent-style-name="Heading_20_1" style:master-page-name="First_20_Page">
      <style:paragraph-properties style:page-number="auto"/>
      <style:text-properties fo:language="gl" fo:country="ES"/>
    </style:style>
    <style:style style:name="P18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rsid="001dd463" officeooo:paragraph-rsid="001dd463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padding="0cm" fo:border="none" style:shadow="none"/>
      <style:text-properties style:font-name="DejaVu Serif" fo:font-size="7pt" fo:language="gl" fo:country="ES" fo:font-weight="bold" officeooo:paragraph-rsid="001dd463" style:font-size-asian="7pt" style:font-weight-asian="bold" style:font-size-complex="7pt" style:font-weight-complex="bold"/>
    </style:style>
    <style:style style:name="T1" style:family="text">
      <style:text-properties officeooo:rsid="0014b84e"/>
    </style:style>
    <style:style style:name="T2" style:family="text">
      <style:text-properties officeooo:rsid="00176a1e"/>
    </style:style>
    <style:style style:name="T3" style:family="text">
      <style:text-properties officeooo:rsid="00187c35"/>
    </style:style>
    <style:style style:name="T4" style:family="text">
      <style:text-properties officeooo:rsid="001a21df"/>
    </style:style>
    <style:style style:name="T5" style:family="text">
      <style:text-properties officeooo:rsid="001b46f0"/>
    </style:style>
    <style:style style:name="T6" style:family="text">
      <style:text-properties officeooo:rsid="001dd4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FICHA TÉCNICA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EQUIPO</text:p>
          </table:table-cell>
          <table:table-cell table:style-name="Tabla1.B1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6">TÉCNICO/<text:span text:style-name="T1">S</text:span></text:p>
          </table:table-cell>
          <table:table-cell table:style-name="Tabla1.B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6">UBICACIÓN</text:p>
          </table:table-cell>
          <table:table-cell table:style-name="Tabla1.B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6">FECHA</text:p>
          </table:table-cell>
          <table:table-cell table:style-name="Tabla1.B2" office:value-type="string">
            <text:p text:style-name="P16"/>
          </table:table-cell>
        </table:table-row>
      </table:table>
      <text:p text:style-name="P3"/>
      <text:p text:style-name="P3"/>
      <text:p text:style-name="P3"/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FONTE DE ALIMENTACIÓN</text:p>
          </table:table-cell>
          <table:table-cell>
            <table:table table:is-sub-table="true">
              <table:table-column table:style-name="Tabla2.B1.1"/>
              <table:table-column table:style-name="Tabla2.B1.2"/>
              <table:table-row table:style-name="Tabla2.B1.1">
                <table:table-cell table:style-name="Tabla2.A1" office:value-type="string">
                  <text:p text:style-name="P4">POTENCIA</text:p>
                </table:table-cell>
                <table:table-cell table:style-name="Tabla2.B1.2.1" office:value-type="string">
                  <text:p text:style-name="P4"/>
                </table:table-cell>
              </table:table-row>
              <table:table-row table:style-name="Tabla2.B1.1">
                <table:table-cell table:style-name="Tabla2.B1.1.2" office:value-type="string">
                  <text:p text:style-name="P4">TIPO</text:p>
                </table:table-cell>
                <table:table-cell table:style-name="Tabla2.B1.2.2" office:value-type="string">
                  <text:p text:style-name="P5">AT<text:tab/>ATX2.1<text:tab/>ATX-12V<text:tab/>ATX2.2</text:p>
                </table:table-cell>
              </table:table-row>
              <table:table-row table:style-name="Tabla2.B1.1">
                <table:table-cell table:style-name="Tabla2.B1.1.2" office:value-type="string">
                  <text:p text:style-name="P4">POWER SUPPLY CONNECTORS</text:p>
                </table:table-cell>
                <table:table-cell>
                  <table:table table:is-sub-table="true">
                    <table:table-column table:style-name="Tabla2.B1.2.3.1"/>
                    <table:table-column table:style-name="Tabla2.B1.2.3.2"/>
                    <table:table-column table:style-name="Tabla2.B1.2.3.3"/>
                    <table:table-row table:style-name="Tabla2.B1.2.3.1">
                      <table:table-cell table:style-name="Tabla2.B1.1.2" office:value-type="string">
                        <text:p text:style-name="P4">TIPO</text:p>
                      </table:table-cell>
                      <table:table-cell table:style-name="Tabla2.B1.1.2" office:value-type="string">
                        <text:p text:style-name="P4">EXISTE</text:p>
                      </table:table-cell>
                      <table:table-cell table:style-name="Tabla2.B1.2.2" office:value-type="string">
                        <text:p text:style-name="P4">CANTIDAD<text:span text:style-name="T5">E</text:span></text:p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MAIN POWER (AT)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MAIN POWER – 20 PIN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MAIN POWER – 24 PIN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AUX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6">PERIPHERICAL POWER<text:tab/>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+12V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FLOPPY DRIVE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1.2.3.1">
                      <table:table-cell table:style-name="Tabla2.B1.1.2" office:value-type="string">
                        <text:p text:style-name="P4">SERIAL ATA POWER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</table:table>
          </table:table-cell>
        </table:table-row>
        <table:table-row>
          <table:table-cell table:style-name="Tabla2.B1.1.2" office:value-type="string">
            <text:p text:style-name="P4">PLACA BASE</text:p>
          </table:table-cell>
          <table:table-cell>
            <table:table table:is-sub-table="true">
              <table:table-column table:style-name="Tabla2.B2.1"/>
              <table:table-column table:style-name="Tabla2.B2.2"/>
              <table:table-column table:style-name="Tabla2.B2.3"/>
              <table:table-column table:style-name="Tabla2.B2.4"/>
              <table:table-row>
                <table:table-cell table:style-name="Tabla2.B1.1.2" office:value-type="string">
                  <text:p text:style-name="P4">MODELO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FABRICANTE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>
                <table:table-cell table:style-name="Tabla2.B1.1.2" office:value-type="string">
                  <text:p text:style-name="P4">FORMATO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>
                <table:table-cell>
                  <table:table table:is-sub-table="true">
                    <table:table-column table:style-name="Tabla2.B2.1"/>
                    <table:table-row>
                      <table:table-cell table:style-name="Tabla2.B1.1.2" office:value-type="string">
                        <text:p text:style-name="P4">TAMAÑO</text:p>
                      </table:table-cell>
                    </table:table-row>
                    <table:table-row>
                      <table:table-cell table:style-name="Tabla2.B1.1.2" office:value-type="string">
                        <text:p text:style-name="P4">Bus Principal</text:p>
                      </table:table-cell>
                    </table:table-row>
                  </table:table>
                </table:table-cell>
                <table:table-cell table:number-columns-spanned="3">
                  <table:table table:is-sub-table="true">
                    <table:table-column table:style-name="Tabla2.B2.2.3.1"/>
                    <table:table-column table:style-name="Tabla2.B2.2.3.2"/>
                    <table:table-column table:style-name="Tabla2.B2.2.3.3"/>
                    <table:table-row>
                      <table:table-cell table:style-name="Tabla2.B1.2.2" table:number-columns-spanned="3" office:value-type="string">
                        <text:p text:style-name="P4"/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FSB <text:s text:c="6"/>HT <text:s text:c="12"/>QPI</text:p>
                      </table:table-cell>
                      <table:table-cell table:style-name="Tabla2.B1.1.2" office:value-type="string">
                        <text:p text:style-name="P4">Frecuencia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ZÓCALO DEL MICROPROCESADOR</text:p>
                </table:table-cell>
                <table:table-cell table:number-columns-spanned="3">
                  <table:table table:is-sub-table="true">
                    <table:table-column table:style-name="Tabla2.B2.2.4.1"/>
                    <table:table-column table:style-name="Tabla2.B2.2.4.2"/>
                    <table:table-row>
                      <table:table-cell table:style-name="Tabla2.B1.2.2" table:number-columns-spanned="2" office:value-type="string">
                        <text:p text:style-name="P4">SLOT<text:tab/><text:tab/><text:tab/><text:tab/>SOCKET</text:p>
                      </table:table-cell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Tipo de socket o slot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BANCOS DE MEMORIA</text:p>
                </table:table-cell>
                <table:table-cell table:number-columns-spanned="3">
                  <table:table table:is-sub-table="true">
                    <table:table-column table:style-name="Tabla2.B2.2.5.1"/>
                    <table:table-column table:style-name="Tabla2.B2.2.5.2"/>
                    <table:table-row>
                      <table:table-cell table:style-name="Tabla2.B1.2.2" table:number-columns-spanned="2" office:value-type="string">
                        <text:p text:style-name="P7">SIP<text:tab/>DIP<text:tab/>SIMM<text:tab/>DIMM</text:p>
                      </table:table-cell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NÚMERO de bancos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>
                      <table:table-cell>
                        <table:table table:is-sub-table="true">
                          <table:table-column table:style-name="Tabla2.B2.2.5.1"/>
                          <table:table-row>
                            <table:table-cell table:style-name="Tabla2.B1.1.2" office:value-type="string">
                              <text:p text:style-name="P4">Pueden trabajar en DUAL CHANNEL</text:p>
                            </table:table-cell>
                          </table:table-row>
                          <table:table-row>
                            <table:table-cell table:style-name="Tabla2.B1.1.2" office:value-type="string">
                              <text:p text:style-name="P4">Número de contactos</text:p>
                            </table:table-cell>
                          </table:table-row>
                        </table:table>
                      </table:table-cell>
                      <table:table-cell>
                        <table:table table:is-sub-table="true">
                          <table:table-column table:style-name="Tabla2.B2.2.5.2"/>
                          <table:table-row table:style-name="Tabla2.B2.2.5.2.3.1"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</table:table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 table:style-name="Tabla2.B2.6">
                <table:table-cell table:style-name="Tabla2.B1.1.2" office:value-type="string">
                  <text:p text:style-name="P4">CHIPSET NORTE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 table:style-name="Tabla2.B2.7">
                <table:table-cell table:style-name="Tabla2.B1.1.2" office:value-type="string">
                  <text:p text:style-name="P4">CHIPSET SUR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INTERFACE DISPOSITIVOS DE ALMACENAMENTO</text:p>
                </table:table-cell>
                <table:table-cell table:number-columns-spanned="3">
                  <table:table table:is-sub-table="true">
                    <table:table-column table:style-name="Tabla2.B2.2.8.1"/>
                    <table:table-column table:style-name="Tabla2.B2.2.8.2"/>
                    <table:table-column table:style-name="Tabla2.B2.2.8.3"/>
                    <table:table-row>
                      <table:table-cell table:style-name="Tabla2.B1.1.2" office:value-type="string">
                        <text:p text:style-name="P4">EIDE</text:p>
                      </table:table-cell>
                      <table:table-cell>
                        <table:table table:is-sub-table="true">
                          <table:table-column table:style-name="Tabla2.B2.2.8.2"/>
                          <table:table-row>
                            <table:table-cell table:style-name="Tabla2.B1.1.2" office:value-type="string">
                              <text:p text:style-name="P4">NÚMERO DE CONECTORES</text:p>
                            </table:table-cell>
                          </table:table-row>
                          <table:table-row>
                            <table:table-cell table:style-name="Tabla2.B1.1.2" office:value-type="string">
                              <text:p text:style-name="P4">TECNOLOGIA (UltraDMA 133, UltraDMA100, ….)</text:p>
                            </table:table-cell>
                          </table:table-row>
                        </table:table>
                      </table:table-cell>
                      <table:table-cell>
                        <table:table table:is-sub-table="true">
                          <table:table-column table:style-name="Tabla2.B2.2.8.3"/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</table:table>
                      </table:table-cell>
                    </table:table-row>
                    <table:table-row>
                      <table:table-cell table:style-name="Tabla2.B1.1.2" office:value-type="string">
                        <text:p text:style-name="P4">SATA</text:p>
                      </table:table-cell>
                      <table:table-cell>
                        <table:table table:is-sub-table="true">
                          <table:table-column table:style-name="Tabla2.B2.2.8.2"/>
                          <table:table-row>
                            <table:table-cell table:style-name="Tabla2.B1.1.2" office:value-type="string">
                              <text:p text:style-name="P4">NÚMERO DE CONECTORES</text:p>
                            </table:table-cell>
                          </table:table-row>
                          <table:table-row>
                            <table:table-cell table:style-name="Tabla2.B1.1.2" office:value-type="string">
                              <text:p text:style-name="P4">TECNOLOGIA (Sata I, Sata II, Sata III)</text:p>
                            </table:table-cell>
                          </table:table-row>
                        </table:table>
                      </table:table-cell>
                      <table:table-cell>
                        <table:table table:is-sub-table="true">
                          <table:table-column table:style-name="Tabla2.B2.2.8.3"/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  <table:table-row>
                            <table:table-cell table:style-name="Tabla2.B1.2.2" office:value-type="string">
                              <text:p text:style-name="P4"/>
                            </table:table-cell>
                          </table:table-row>
                        </table:table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  <table:table-row>
                <table:table-cell table:style-name="Tabla2.B1.1.2" office:value-type="string">
                  <text:p text:style-name="P4">RANURAS DE EXPANSIÓN</text:p>
                </table:table-cell>
                <table:table-cell table:number-columns-spanned="3">
                  <table:table table:is-sub-table="true">
                    <table:table-column table:style-name="Tabla2.B2.2.9.1"/>
                    <table:table-column table:style-name="Tabla2.B2.2.9.2"/>
                    <table:table-column table:style-name="Tabla2.B2.2.9.3"/>
                    <table:table-column table:style-name="Tabla2.B2.2.9.4"/>
                    <table:table-column table:style-name="Tabla2.B2.2.9.5"/>
                    <table:table-row>
                      <table:table-cell table:style-name="Tabla2.B1.1.2" office:value-type="string">
                        <text:p text:style-name="P4">ISA</text:p>
                      </table:table-cell>
                      <table:table-cell table:style-name="Tabla2.B1.1.2" office:value-type="string">
                        <text:p text:style-name="P4">NÚMERO DE SLOTS</text:p>
                      </table:table-cell>
                      <table:table-cell table:style-name="Tabla2.B1.2.2" table:number-columns-spanned="3" office:value-type="string">
                        <text:p text:style-name="P4"/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4">PCI</text:p>
                      </table:table-cell>
                      <table:table-cell table:style-name="Tabla2.B1.1.2" office:value-type="string">
                        <text:p text:style-name="P4">NÚMERO DE SLOTS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TIPO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>
                      <table:table-cell table:style-name="Tabla2.B1.1.2" office:value-type="string">
                        <text:p text:style-name="P4">OUTRAs ranuras ou headers (CD-IN, COM...)</text:p>
                      </table:table-cell>
                      <table:table-cell table:style-name="Tabla2.B1.2.2" table:number-columns-spanned="4" office:value-type="string">
                        <text:p text:style-name="P4"/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2.B1.1.2" office:value-type="string">
                        <text:p text:style-name="P19">M2</text:p>
                      </table:table-cell>
                      <table:table-cell table:style-name="Tabla2.B1.1.2" office:value-type="string">
                        <text:p text:style-name="P19">Nº SLOTS: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20">TIPO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>
                      <table:table-cell table:style-name="Tabla2.B1.1.2" office:value-type="string">
                        <text:p text:style-name="P19">PCIE</text:p>
                      </table:table-cell>
                      <table:table-cell table:style-name="Tabla2.B1.1.2" office:value-type="string">
                        <text:p text:style-name="P19">Nº SLOTS: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19">TIPO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>
                      <table:table-cell table:style-name="Tabla2.B1.1.2" office:value-type="string">
                        <text:p text:style-name="P4">PCIE</text:p>
                      </table:table-cell>
                      <table:table-cell table:style-name="Tabla2.B1.1.2" office:value-type="string">
                        <text:p text:style-name="P19">Nº SLOTS: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TIPO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</table:table-row>
        <table:table-row table:style-name="Tabla2.3">
          <table:table-cell table:style-name="Tabla2.B1.1.2" office:value-type="string">
            <text:p text:style-name="P4">MICROPROCESADOR</text:p>
          </table:table-cell>
          <table:table-cell>
            <table:table table:is-sub-table="true">
              <table:table-column table:style-name="Tabla2.B1.1"/>
              <table:table-column table:style-name="Tabla2.B3.2" table:number-columns-repeated="2"/>
              <table:table-column table:style-name="Tabla2.B3.4"/>
              <table:table-column table:style-name="Tabla2.B3.5"/>
              <table:table-column table:style-name="Tabla2.B3.6"/>
              <table:table-column table:style-name="Tabla2.B3.7"/>
              <table:table-column table:style-name="Tabla2.B3.8"/>
              <table:table-row table:style-name="Tabla2.B3.1">
                <table:table-cell table:style-name="Tabla2.B1.1.2" office:value-type="string">
                  <text:p text:style-name="P4">Fabricante - NOME</text:p>
                </table:table-cell>
                <table:table-cell table:style-name="Tabla2.B1.2.2" table:number-columns-spanned="7" office:value-type="string">
                  <text:p text:style-name="P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2.B3.2">
                <table:table-cell table:style-name="Tabla2.B1.1.2" office:value-type="string">
                  <text:p text:style-name="P4">FRECUENCIA interna</text:p>
                </table:table-cell>
                <table:table-cell table:style-name="Tabla2.B1.1.2" table:number-columns-spanned="3" office:value-type="string">
                  <text:p text:style-name="P8"/>
                </table:table-cell>
                <table:covered-table-cell/>
                <table:covered-table-cell/>
                <table:table-cell table:style-name="Tabla2.B1.1.2" table:number-columns-spanned="2" office:value-type="string">
                  <text:p text:style-name="P8">Tecnoloxía de fabricación</text:p>
                </table:table-cell>
                <table:covered-table-cell/>
                <table:table-cell table:style-name="Tabla2.B1.2.2" table:number-columns-spanned="2" office:value-type="string">
                  <text:p text:style-name="P8"/>
                </table:table-cell>
                <table:covered-table-cell/>
              </table:table-row>
              <table:table-row table:style-name="Tabla2.B3.2">
                <table:table-cell table:style-name="Tabla2.B1.1.2" office:value-type="string">
                  <text:p text:style-name="P4"><text:soft-page-break/>Cachés</text:p>
                </table:table-cell>
                <table:table-cell>
                  <table:table table:is-sub-table="true">
                    <table:table-column table:style-name="Tabla2.B3.2"/>
                    <table:table-row table:style-name="Tabla2.B3.2.3.1">
                      <table:table-cell table:style-name="Tabla2.B1.1.2" office:value-type="string">
                        <text:p text:style-name="P8">L1:</text:p>
                      </table:table-cell>
                    </table:table-row>
                    <table:table-row table:style-name="Tabla2.B3.2.3.1">
                      <table:table-cell table:style-name="Tabla2.B1.1.2" office:value-type="string">
                        <text:p text:style-name="P8">L2:</text:p>
                      </table:table-cell>
                    </table:table-row>
                  </table:table>
                </table:table-cell>
                <table:table-cell table:style-name="Tabla2.B1.1.2" office:value-type="string">
                  <text:p text:style-name="P8">Potencia</text:p>
                </table:table-cell>
                <table:table-cell table:style-name="Tabla2.B1.1.2" table:number-columns-spanned="2" office:value-type="string">
                  <text:p text:style-name="P8"/>
                </table:table-cell>
                <table:covered-table-cell/>
                <table:table-cell table:style-name="Tabla2.B1.1.2" table:number-columns-spanned="2" office:value-type="string">
                  <text:p text:style-name="P8">Voltaxe</text:p>
                </table:table-cell>
                <table:covered-table-cell/>
                <table:table-cell table:style-name="Tabla2.B1.2.2" office:value-type="string">
                  <text:p text:style-name="P8"/>
                </table:table-cell>
              </table:table-row>
            </table:table>
          </table:table-cell>
        </table:table-row>
        <table:table-row table:style-name="Tabla2.4">
          <table:table-cell table:style-name="Tabla2.B1.1.2" office:value-type="string">
            <text:p text:style-name="P10">REFRIXERACIÓN</text:p>
          </table:table-cell>
          <table:table-cell>
            <table:table table:is-sub-table="true">
              <table:table-column table:style-name="Tabla2.B1.1"/>
              <table:table-column table:style-name="Tabla2.B4.2"/>
              <table:table-column table:style-name="Tabla2.B4.3"/>
              <table:table-row table:style-name="Tabla2.B4.1">
                <table:table-cell table:style-name="Tabla2.B1.1.2" office:value-type="string">
                  <text:p text:style-name="P11">TIPO</text:p>
                </table:table-cell>
                <table:table-cell table:style-name="Tabla2.B1.2.2" table:number-columns-spanned="2" office:value-type="string">
                  <text:p text:style-name="P12">VENTILADORES<text:tab/>LÍQUIDA</text:p>
                </table:table-cell>
                <table:covered-table-cell/>
              </table:table-row>
              <table:table-row>
                <table:table-cell table:style-name="Tabla2.B1.1.2" office:value-type="string">
                  <text:p text:style-name="P11">MICROPROCESADOR</text:p>
                </table:table-cell>
                <table:table-cell table:number-columns-spanned="2">
                  <table:table table:is-sub-table="true">
                    <table:table-column table:style-name="Tabla2.B4.2.2.1"/>
                    <table:table-column table:style-name="Tabla2.B4.2.2.2"/>
                    <table:table-row table:style-name="Tabla2.B4.2.2.1">
                      <table:table-cell table:style-name="Tabla2.B1.1.2" office:value-type="string">
                        <text:p text:style-name="P11">DISIPADOR (alto x ancho x profundo)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  <table:table-row table:style-name="Tabla2.B4.2.2.1">
                      <table:table-cell table:style-name="Tabla2.B1.1.2" office:value-type="string">
                        <text:p text:style-name="P11">VEN<text:span text:style-name="T4">T</text:span>ILADOR (tamaño, alimentación...)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abla2.B4.2.2.1">
                <table:table-cell table:style-name="Tabla2.B1.1.2" office:value-type="string">
                  <text:p text:style-name="P11">CAIXA</text:p>
                </table:table-cell>
                <table:table-cell table:style-name="Tabla2.B1.1.2" office:value-type="string">
                  <text:p text:style-name="P11">N.º E TAMAÑOS</text:p>
                  <text:p text:style-name="P11"/>
                </table:table-cell>
                <table:table-cell table:style-name="Tabla2.B1.2.2" office:value-type="string">
                  <text:p text:style-name="P4"/>
                </table:table-cell>
              </table:table-row>
            </table:table>
          </table:table-cell>
        </table:table-row>
        <table:table-row table:style-name="Tabla2.5">
          <table:table-cell table:style-name="Tabla2.B1.1.2" office:value-type="string">
            <text:p text:style-name="P4">DISCOS DUROS</text:p>
          </table:table-cell>
          <table:table-cell>
            <table:table table:is-sub-table="true">
              <table:table-column table:style-name="Tabla2.B5.1" table:number-columns-repeated="2"/>
              <table:table-column table:style-name="Tabla2.B4.2"/>
              <table:table-column table:style-name="Tabla2.B5.4"/>
              <table:table-column table:style-name="Tabla2.B5.5"/>
              <table:table-row table:style-name="Tabla2.B5.1">
                <table:table-cell table:style-name="Tabla2.B5.1.1" table:number-columns-spanned="2" office:value-type="string">
                  <text:p text:style-name="P6">INTERFACE DISCO <text:s/>1</text:p>
                </table:table-cell>
                <table:covered-table-cell/>
                <table:table-cell table:style-name="Tabla2.B5.3.1" table:number-columns-spanned="3" office:value-type="string">
                  <text:p text:style-name="P8"><text:span text:style-name="T6">M2</text:span>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4">MODELO DISCO 1</text:p>
                </table:table-cell>
                <table:covered-table-cell/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TAMAÑO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>
                <table:table-cell table:style-name="Tabla2.B1.1.2" office:value-type="string">
                  <text:p text:style-name="P4">RPM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Tipo (DMA, sataII, <text:span text:style-name="T3">SSD</text:span>,…)</text:p>
                </table:table-cell>
                <table:table-cell table:style-name="Tabla2.B1.2.2" table:number-columns-spanned="2" office:value-type="string">
                  <text:p text:style-name="P4"/>
                </table:table-cell>
                <table:covered-table-cell/>
              </table:table-row>
              <table:table-row table:style-name="Tabla2.B5.4">
                <table:table-cell table:style-name="Tabla2.B1.1.2" table:number-columns-spanned="2" office:value-type="string">
                  <text:p text:style-name="P4">CONFIG. DISCO <text:s/>1</text:p>
                </table:table-cell>
                <table:covered-table-cell/>
                <table:table-cell table:style-name="Tabla2.B1.2.2" table:number-columns-spanned="3" office:value-type="string">
                  <text:p text:style-name="P9">MESTRE <text:s/><text:tab/>ESCRAVO</text:p>
                  <text:p text:style-name="P9">PRIMARIO<text:tab/>SECUNDARIO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5.1.1" table:number-columns-spanned="2" office:value-type="string">
                  <text:p text:style-name="P4">INTERFACE DISCO 2</text:p>
                </table:table-cell>
                <table:covered-table-cell/>
                <table:table-cell table:style-name="Tabla2.B5.3.1" table:number-columns-spanned="3" office:value-type="string">
                  <text:p text:style-name="P8"><text:span text:style-name="T6">M2</text:span>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4">MODELO DISCO 2</text:p>
                </table:table-cell>
                <table:covered-table-cell/>
                <table:table-cell table:style-name="Tabla2.B1.1.2" office:value-type="string">
                  <text:p text:style-name="P8"/>
                </table:table-cell>
                <table:table-cell table:style-name="Tabla2.B1.1.2" office:value-type="string">
                  <text:p text:style-name="P8">TAMAÑO</text:p>
                </table:table-cell>
                <table:table-cell table:style-name="Tabla2.B1.2.2" office:value-type="string">
                  <text:p text:style-name="P8"/>
                </table:table-cell>
              </table:table-row>
              <table:table-row>
                <table:table-cell table:style-name="Tabla2.B1.1.2" office:value-type="string">
                  <text:p text:style-name="P4">RPM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13">Tipo (DMA, sataII, <text:span text:style-name="T3">SSD</text:span>,…)</text:p>
                </table:table-cell>
                <table:table-cell table:style-name="Tabla2.B1.2.2" table:number-columns-spanned="2" office:value-type="string">
                  <text:p text:style-name="P8"/>
                </table:table-cell>
                <table:covered-table-cell/>
              </table:table-row>
              <table:table-row table:style-name="Tabla2.B5.1">
                <table:table-cell table:style-name="Tabla2.B1.1.2" table:number-columns-spanned="2" office:value-type="string">
                  <text:p text:style-name="P6">CONFIG. DISCO <text:s/><text:span text:style-name="T2">2</text:span></text:p>
                </table:table-cell>
                <table:covered-table-cell/>
                <table:table-cell table:style-name="Tabla2.B1.2.2" table:number-columns-spanned="3" office:value-type="string">
                  <text:p text:style-name="P8">MESTRE<text:tab/>ESCRAVO</text:p>
                  <text:p text:style-name="P8">PRIMARIO<text:tab/>SECUNDARIO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5.1.1" table:number-columns-spanned="2" office:value-type="string">
                  <text:p text:style-name="P4">INTERFACE DISCO 3</text:p>
                </table:table-cell>
                <table:covered-table-cell/>
                <table:table-cell table:style-name="Tabla2.B5.3.1" table:number-columns-spanned="3" office:value-type="string">
                  <text:p text:style-name="P8"><text:span text:style-name="T6">M2</text:span><text:tab/>SATA</text:p>
                </table:table-cell>
                <table:covered-table-cell/>
                <table:covered-table-cell/>
              </table:table-row>
              <table:table-row table:style-name="Tabla2.B5.10">
                <table:table-cell table:style-name="Tabla2.B1.1.2" table:number-columns-spanned="2" office:value-type="string">
                  <text:p text:style-name="P4">MODELO DISCO 3</text:p>
                </table:table-cell>
                <table:covered-table-cell/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TAMAÑO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>
                <table:table-cell table:style-name="Tabla2.B1.1.2" office:value-type="string">
                  <text:p text:style-name="P4">RPM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13">Tipo (DMA, sataII, <text:span text:style-name="T3">SSD</text:span>,…)</text:p>
                </table:table-cell>
                <table:table-cell table:style-name="Tabla2.B1.2.2" table:number-columns-spanned="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a2.B1.1.2" table:number-columns-spanned="2" office:value-type="string">
                  <text:p text:style-name="P6">CONFIG. DISCO <text:s/><text:span text:style-name="T2">3</text:span></text:p>
                </table:table-cell>
                <table:covered-table-cell/>
                <table:table-cell table:style-name="Tabla2.B1.2.2" table:number-columns-spanned="3" office:value-type="string">
                  <text:p text:style-name="P8">MESTRE<text:tab/>ESCRAVO</text:p>
                  <text:p text:style-name="P8">PRIMARIO<text:tab/>SECUNDARIO</text:p>
                </table:table-cell>
                <table:covered-table-cell/>
                <table:covered-table-cell/>
              </table:table-row>
            </table:table>
          </table:table-cell>
        </table:table-row>
        <table:table-row table:style-name="Tabla2.5">
          <table:table-cell table:style-name="Tabla2.B1.1.2" office:value-type="string">
            <text:p text:style-name="P4">CD/DVD</text:p>
          </table:table-cell>
          <table:table-cell>
            <table:table table:is-sub-table="true">
              <table:table-column table:style-name="Tabla2.B1.1"/>
              <table:table-column table:style-name="Tabla2.B4.2"/>
              <table:table-column table:style-name="Tabla2.B5.4"/>
              <table:table-column table:style-name="Tabla2.B6.4"/>
              <table:table-row table:style-name="Tabla2.B5.1">
                <table:table-cell table:style-name="Tabla2.B1.1.2" office:value-type="string">
                  <text:p text:style-name="P4">TIPO DISPOSITIVO 1</text:p>
                </table:table-cell>
                <table:table-cell table:style-name="Tabla2.B1.2.2" table:number-columns-spanned="3" office:value-type="string">
                  <text:p text:style-name="P8">CD<text:tab/>DVD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INTERFACE DISPOSITIVO 1</text:p>
                </table:table-cell>
                <table:table-cell table:style-name="Tabla2.B1.2.2" table:number-columns-spanned="3" office:value-type="string">
                  <text:p text:style-name="P8">PATA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MODELO DISPOSIT 1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VELOCIDADE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 table:style-name="Tabla2.B5.4">
                <table:table-cell table:style-name="Tabla2.B1.1.2" office:value-type="string">
                  <text:p text:style-name="P4">CONFIGURACIÓN DISPOSITIVO 1.</text:p>
                </table:table-cell>
                <table:table-cell table:style-name="Tabla2.B1.2.2" table:number-columns-spanned="3" office:value-type="string">
                  <text:p text:style-name="P8">MESTRE<text:tab/>ESCRAVO</text:p>
                  <text:p text:style-name="P8">DE1<text:tab/> IDE2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TIPO DISPOSITIVO 2</text:p>
                </table:table-cell>
                <table:table-cell table:style-name="Tabla2.B1.2.2" table:number-columns-spanned="3" office:value-type="string">
                  <text:p text:style-name="P8">CD<text:tab/>DVD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INTERFACE DISPOSITIVO 2</text:p>
                </table:table-cell>
                <table:table-cell table:style-name="Tabla2.B1.2.2" table:number-columns-spanned="3" office:value-type="string">
                  <text:p text:style-name="P8">PATA<text:tab/>SATA</text:p>
                </table:table-cell>
                <table:covered-table-cell/>
                <table:covered-table-cell/>
              </table:table-row>
              <table:table-row table:style-name="Tabla2.B5.1">
                <table:table-cell table:style-name="Tabla2.B1.1.2" office:value-type="string">
                  <text:p text:style-name="P4">MODELO DISPOSIT 2</text:p>
                </table:table-cell>
                <table:table-cell table:style-name="Tabla2.B1.1.2" office:value-type="string">
                  <text:p text:style-name="P8"/>
                </table:table-cell>
                <table:table-cell table:style-name="Tabla2.B1.1.2" office:value-type="string">
                  <text:p text:style-name="P4">VELOCIDADE</text:p>
                </table:table-cell>
                <table:table-cell table:style-name="Tabla2.B1.2.2" office:value-type="string">
                  <text:p text:style-name="P8"/>
                </table:table-cell>
              </table:table-row>
              <table:table-row table:style-name="Tabla2.B5.1">
                <table:table-cell table:style-name="Tabla2.B1.1.2" office:value-type="string">
                  <text:p text:style-name="P4">CONFIGURACIÓN DISPOSITIVO 2</text:p>
                </table:table-cell>
                <table:table-cell table:style-name="Tabla2.B1.2.2" table:number-columns-spanned="3" office:value-type="string">
                  <text:p text:style-name="P8">MESTRE<text:tab/>ESCRAVO</text:p>
                  <text:p text:style-name="P8">IDE1<text:tab/>IDE2</text:p>
                </table:table-cell>
                <table:covered-table-cell/>
                <table:covered-table-cell/>
              </table:table-row>
            </table:table>
          </table:table-cell>
        </table:table-row>
        <table:table-row table:style-name="Tabla2.7">
          <table:table-cell table:style-name="Tabla2.B1.1.2" office:value-type="string">
            <text:p text:style-name="P4">TARXETAS DE EXPANSIÓN</text:p>
          </table:table-cell>
          <table:table-cell>
            <table:table table:is-sub-table="true">
              <table:table-column table:style-name="Tabla2.B7.1"/>
              <table:table-column table:style-name="Tabla2.B7.2"/>
              <table:table-row table:style-name="Tabla2.B7.1">
                <table:table-cell table:style-name="Tabla2.B1.1.2" office:value-type="string">
                  <text:p text:style-name="P4">TARXETA GRAFICA</text:p>
                </table:table-cell>
                <table:table-cell>
                  <table:table table:is-sub-table="true">
                    <table:table-column table:style-name="Tabla2.B7.2.1.1"/>
                    <table:table-column table:style-name="Tabla2.B7.2.1.2"/>
                    <table:table-column table:style-name="Tabla2.B7.2.1.3"/>
                    <table:table-column table:style-name="Tabla2.B7.2.1.4"/>
                    <table:table-row table:style-name="Tabla2.B7.2.1.1">
                      <table:table-cell table:style-name="Tabla2.B1.2.2" table:number-columns-spanned="4" office:value-type="string">
                        <text:p text:style-name="P4">FABRICANTE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la2.B7.2.1.1">
                      <table:table-cell table:style-name="Tabla2.B1.1.2" office:value-type="string">
                        <text:p text:style-name="P4">MODELO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CHIP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  <table:table-row table:style-name="Tabla2.B7.1">
                <table:table-cell table:style-name="Tabla2.B1.1.2" office:value-type="string">
                  <text:p text:style-name="P4">TARXETA SONIDO</text:p>
                </table:table-cell>
                <table:table-cell>
                  <table:table table:is-sub-table="true">
                    <table:table-column table:style-name="Tabla2.B7.2.2.1"/>
                    <table:table-column table:style-name="Tabla2.B7.2.2.2"/>
                    <table:table-column table:style-name="Tabla2.B7.2.2.3"/>
                    <table:table-column table:style-name="Tabla2.B7.2.2.4"/>
                    <table:table-row table:style-name="Tabla2.B7.2.1.1">
                      <table:table-cell table:style-name="Tabla2.B1.2.2" table:number-columns-spanned="4" office:value-type="string">
                        <text:p text:style-name="P4">FABRICANTE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la2.B7.2.1.1">
                      <table:table-cell table:style-name="Tabla2.B1.1.2" office:value-type="string">
                        <text:p text:style-name="P4">MODELO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CHIP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  <table:table-row table:style-name="Tabla2.B7.1">
                <table:table-cell table:style-name="Tabla2.B1.1.2" office:value-type="string">
                  <text:p text:style-name="P4">TARXETA RED</text:p>
                </table:table-cell>
                <table:table-cell>
                  <table:table table:is-sub-table="true">
                    <table:table-column table:style-name="Tabla2.B7.2.2.1"/>
                    <table:table-column table:style-name="Tabla2.B7.2.2.2"/>
                    <table:table-column table:style-name="Tabla2.B7.2.2.3"/>
                    <table:table-column table:style-name="Tabla2.B7.2.2.4"/>
                    <table:table-row table:style-name="Tabla2.B7.2.1.1">
                      <table:table-cell table:style-name="Tabla2.B1.2.2" table:number-columns-spanned="4" office:value-type="string">
                        <text:p text:style-name="P4">FABRICANTE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Tabla2.B7.2.1.1">
                      <table:table-cell table:style-name="Tabla2.B1.1.2" office:value-type="string">
                        <text:p text:style-name="P4">MODELO</text:p>
                      </table:table-cell>
                      <table:table-cell table:style-name="Tabla2.B1.1.2" office:value-type="string">
                        <text:p text:style-name="P4"/>
                      </table:table-cell>
                      <table:table-cell table:style-name="Tabla2.B1.1.2" office:value-type="string">
                        <text:p text:style-name="P4">CHIP</text:p>
                      </table:table-cell>
                      <table:table-cell table:style-name="Tabla2.B1.2.2" office:value-type="string">
                        <text:p text:style-name="P4"/>
                      </table:table-cell>
                    </table:table-row>
                  </table:table>
                </table:table-cell>
              </table:table-row>
              <table:table-row table:style-name="Tabla2.B7.4">
                <table:table-cell table:style-name="Tabla2.B1.1.2" office:value-type="string">
                  <text:p text:style-name="P4">OUTRAS</text:p>
                </table:table-cell>
                <table:table-cell table:style-name="Tabla2.B1.2.2" office:value-type="string">
                  <text:p text:style-name="P4"/>
                </table:table-cell>
              </table:table-row>
            </table:table>
          </table:table-cell>
        </table:table-row>
        <table:table-row table:style-name="Tabla2.7">
          <table:table-cell table:style-name="Tabla2.B1.1.2" office:value-type="string">
            <text:p text:style-name="P4">MÓDULOS MEMORIA</text:p>
          </table:table-cell>
          <table:table-cell>
            <table:table table:is-sub-table="true">
              <table:table-column table:style-name="Tabla2.B7.1"/>
              <table:table-column table:style-name="Tabla2.B8.2"/>
              <table:table-column table:style-name="Tabla2.B8.3"/>
              <table:table-column table:style-name="Tabla2.B8.4"/>
              <table:table-row table:style-name="Tabla2.B7.1">
                <table:table-cell table:style-name="Tabla2.B1.1.2" office:value-type="string">
                  <text:p text:style-name="P4">TIPO</text:p>
                </table:table-cell>
                <table:table-cell table:style-name="Tabla2.B1.2.2" table:number-columns-spanned="3" office:value-type="string">
                  <text:p text:style-name="P14">SDRAM <text:s text:c="13"/>DDR <text:s text:c="13"/>DDR2 <text:s text:c="12"/>DDR3 <text:s text:c="9"/><text:span text:style-name="T2">DDR4</text:span></text:p>
                </table:table-cell>
                <table:covered-table-cell/>
                <table:covered-table-cell/>
              </table:table-row>
              <table:table-row table:style-name="Tabla2.B7.1">
                <table:table-cell>
                  <table:table table:is-sub-table="true">
                    <table:table-column table:style-name="Tabla2.B7.1"/>
                    <table:table-row table:style-name="Tabla2.B7.2.1.1">
                      <table:table-cell table:style-name="Tabla2.B1.1.2" office:value-type="string">
                        <text:p text:style-name="P4">NOME ESTÁNDAR</text:p>
                      </table:table-cell>
                    </table:table-row>
                    <table:table-row table:style-name="Tabla2.B7.2.1.1">
                      <table:table-cell table:style-name="Tabla2.B1.1.2" office:value-type="string">
                        <text:p text:style-name="P4">NOME MÓDULO</text:p>
                      </table:table-cell>
                    </table:table-row>
                  </table:table>
                </table:table-cell>
                <table:table-cell>
                  <table:table table:is-sub-table="true">
                    <table:table-column table:style-name="Tabla2.B8.2"/>
                    <table:table-row table:style-name="Tabla2.B7.2.1.1">
                      <table:table-cell table:style-name="Tabla2.B1.1.2" office:value-type="string">
                        <text:p text:style-name="P4"/>
                      </table:table-cell>
                    </table:table-row>
                    <table:table-row table:style-name="Tabla2.B7.2.1.1">
                      <table:table-cell table:style-name="Tabla2.B1.1.2" office:value-type="string">
                        <text:p text:style-name="P4"/>
                      </table:table-cell>
                    </table:table-row>
                  </table:table>
                </table:table-cell>
                <table:table-cell table:style-name="Tabla2.B1.1.2" office:value-type="string">
                  <text:p text:style-name="P4">Número Módulos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 table:style-name="Tabla2.B7.1">
                <table:table-cell table:style-name="Tabla2.B1.1.2" office:value-type="string">
                  <text:p text:style-name="P4">FRECUENCIA</text:p>
                </table:table-cell>
                <table:table-cell table:style-name="Tabla2.B1.1.2" office:value-type="string">
                  <text:p text:style-name="P4"/>
                </table:table-cell>
                <table:table-cell table:style-name="Tabla2.B1.1.2" office:value-type="string">
                  <text:p text:style-name="P4">MT / s</text:p>
                </table:table-cell>
                <table:table-cell table:style-name="Tabla2.B1.2.2" office:value-type="string">
                  <text:p text:style-name="P4"/>
                </table:table-cell>
              </table:table-row>
              <table:table-row table:style-name="Tabla2.B7.4">
                <table:table-cell table:style-name="Tabla2.B1.1.2" office:value-type="string">
                  <text:p text:style-name="P4">CAPACIDADE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 table:style-name="Tabla2.B7.4">
                <table:table-cell table:style-name="Tabla2.B1.1.2" office:value-type="string">
                  <text:p text:style-name="P4">FABRICANTE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 table:style-name="Tabla2.B7.4">
                <table:table-cell table:style-name="Tabla2.B1.1.2" office:value-type="string">
                  <text:p text:style-name="P15"><text:soft-page-break/>Número de contactos</text:p>
                </table:table-cell>
                <table:table-cell table:style-name="Tabla2.B1.2.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84e"/>
    </style:style>
    <style:style style:name="MP2" style:family="paragraph" style:parent-style-name="Footer">
      <style:text-properties officeooo:paragraph-rsid="00195e5e"/>
    </style:style>
    <style:style style:name="MT1" style:family="text">
      <style:text-properties officeooo:rsid="0014b84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99ccff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span text:style-name="MT1">FICHA TÉCNICA</text:span></text:p>
      </style:header>
      <style:footer>
        <text:p text:style-name="MP2"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><text:tab/><text:page-number text:select-page="current">1</text:page-number> 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creation-date>2007-11-18T12:07:54</meta:creation-date>
    <dc:date>2023-03-23T15:30:37.801000000</dc:date>
    <meta:print-date>2016-03-15T12:03:33.576000000</meta:print-date>
    <dc:language>es-ES</dc:language>
    <meta:editing-cycles>33</meta:editing-cycles>
    <meta:editing-duration>PT5H1M34S</meta:editing-duration>
    <meta:document-statistic meta:table-count="2" meta:image-count="0" meta:object-count="0" meta:page-count="3" meta:paragraph-count="154" meta:word-count="332" meta:character-count="2089" meta:non-whitespace-character-count="1829"/>
    <meta:user-defined meta:name="Info 1"/>
    <meta:user-defined meta:name="Info 2"/>
    <meta:user-defined meta:name="Info 3"/>
    <meta:user-defined meta:name="Info 4"/>
  </office:meta>
</office:document-meta>
</file>